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0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3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7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27">
      <style:graphic-properties draw:fill="none" draw:stroke="solid" svg:stroke-width="0.02083in" svg:stroke-color="#000000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2083in" svg:stroke-color="#000000" svg:stroke-opacity="100%" draw:stroke-linejoin="miter" svg:stroke-linecap="butt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8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89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draw:fill="solid" draw:fill-color="#729fcf" draw:opacity="100%" draw:stroke="solid" svg:stroke-width="0.02778in" svg:stroke-color="#3465a4" svg:stroke-opacity="100%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6">
      <style:graphic-properties draw:fill="none" draw:stroke="solid" svg:stroke-width="0in" svg:stroke-color="#3465a4" draw:marker-end="a575" svg:stroke-opacity="100%" draw:stroke-linejoin="miter" svg:stroke-linecap="butt"/>
    </style:style>
    <style:style style:family="graphic" style:name="a578">
      <style:graphic-properties draw:fill="none" draw:stroke="solid" svg:stroke-width="0in" svg:stroke-color="#3465a4" draw:marker-end="a577" svg:stroke-opacity="100%" draw:stroke-linejoin="miter" svg:stroke-linecap="butt"/>
    </style:style>
    <style:style style:family="graphic" style:name="a6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5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draw:fill="none" draw:stroke="solid" svg:stroke-width="0in" svg:stroke-color="#3465a4" draw:marker-end="a579" svg:stroke-opacity="100%" draw:stroke-linejoin="miter" svg:stroke-linecap="butt"/>
    </style:style>
    <style:style style:family="graphic" style:name="a582">
      <style:graphic-properties draw:fill="none" draw:stroke="solid" svg:stroke-width="0in" svg:stroke-color="#3465a4" draw:marker-end="a581" svg:stroke-opacity="100%" draw:stroke-linejoin="miter" svg:stroke-linecap="butt"/>
    </style:style>
    <style:style style:family="graphic" style:name="a584">
      <style:graphic-properties draw:fill="none" draw:stroke="solid" svg:stroke-width="0in" svg:stroke-color="#3465a4" draw:marker-end="a583" svg:stroke-opacity="100%" draw:stroke-linejoin="miter" svg:stroke-linecap="butt"/>
    </style:style>
    <style:style style:family="graphic" style:name="a586">
      <style:graphic-properties draw:fill="none" draw:stroke="solid" svg:stroke-width="0in" svg:stroke-color="#3465a4" draw:marker-end="a585" svg:stroke-opacity="100%" draw:stroke-linejoin="miter" svg:stroke-linecap="butt"/>
    </style:style>
    <style:style style:family="graphic" style:name="a589">
      <style:graphic-properties draw:fill="none" draw:stroke="dash" draw:stroke-dash="a587" svg:stroke-width="0in" svg:stroke-color="#3465a4" draw:marker-end="a588" svg:stroke-opacity="100%" draw:stroke-linejoin="miter" svg:stroke-linecap="butt"/>
    </style:style>
    <style:style style:family="graphic" style:name="a6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/>
    </style:style>
    <style:style style:family="graphic" style:name="a6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draw:fill="none" draw:stroke="solid" svg:stroke-width="0.02083in" svg:stroke-color="#000000" svg:stroke-opacity="100%" draw:stroke-linejoin="miter" svg:stroke-linecap="butt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7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5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65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92">
      <style:graphic-properties draw:fill="none" draw:stroke="dash" draw:stroke-dash="a590" svg:stroke-width="0in" svg:stroke-color="#3465a4" draw:marker-end="a591" svg:stroke-opacity="100%" draw:stroke-linejoin="miter" svg:stroke-linecap="butt"/>
    </style:style>
    <style:style style:family="graphic" style:name="a594">
      <style:graphic-properties draw:fill="none" draw:stroke="solid" svg:stroke-width="0in" svg:stroke-color="#3465a4" draw:marker-end="a593" svg:stroke-opacity="100%" draw:stroke-linejoin="miter" svg:stroke-linecap="butt"/>
    </style:style>
    <style:style style:family="graphic" style:name="a597">
      <style:graphic-properties draw:fill="none" draw:stroke="dash" draw:stroke-dash="a595" svg:stroke-width="0in" svg:stroke-color="#3465a4" draw:marker-end="a596" svg:stroke-opacity="100%" draw:stroke-linejoin="miter" svg:stroke-linecap="but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669">
      <style:graphic-properties draw:fill="none" draw:stroke="solid" svg:stroke-width="0.01389in" svg:stroke-color="#000000" svg:stroke-opacity="100%" draw:stroke-linejoin="miter" svg:stroke-linecap="butt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53" draw:master-page-name="Master1-Layout7-blank-Blank" presentation:presentation-page-layout-name="Master1-PPL7" draw:id="Slide-256">
        <draw:custom-shape svg:x="0.75in" svg:y="4.5in" svg:width="9.75in" svg:height="0.75in" draw:id="id73" draw:style-name="a556" draw:name="Freeform 1">
          <svg:title/>
          <svg:desc/>
          <text:p text:style-name="a555" text:class-names="" text:cond-style-name=""><text:span text:style-name="a554" text:class-names="">API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5in" svg:y="3.25in" svg:width="1.75in" svg:height="0.75in" draw:id="id74" draw:style-name="a559" draw:name="Freeform 2">
          <svg:title/>
          <svg:desc/>
          <text:p text:style-name="a558" text:class-names="" text:cond-style-name=""><text:span text:style-name="a557" text:class-names="">Persist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75in" svg:y="3.25in" svg:width="1.75in" svg:height="0.75in" draw:id="id75" draw:style-name="a562" draw:name="Freeform 3">
          <svg:title/>
          <svg:desc/>
          <text:p text:style-name="a561" text:class-names="" text:cond-style-name=""><text:span text:style-name="a560" text:class-names="">Processing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5in" svg:y="3.25in" svg:width="1.75in" svg:height="0.75in" draw:id="id76" draw:style-name="a565" draw:name="Freeform 4">
          <svg:title/>
          <svg:desc/>
          <text:p text:style-name="a564" text:class-names="" text:cond-style-name=""><text:span text:style-name="a563" text:class-names="">Remoting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5in" svg:y="2in" svg:width="1.75in" svg:height="0.75in" draw:id="id77" draw:style-name="a568" draw:name="Freeform 5">
          <svg:title/>
          <svg:desc/>
          <text:p text:style-name="a567" text:class-names="" text:cond-style-name=""><text:span text:style-name="a566" text:class-names="">Cor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5in" svg:y="3.25in" svg:width="1.75in" svg:height="0.75in" draw:id="id78" draw:style-name="a571" draw:name="Freeform 6">
          <svg:title/>
          <svg:desc/>
          <text:p text:style-name="a570" text:class-names="" text:cond-style-name=""><text:span text:style-name="a569" text:class-names="">Remoting Connecto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in" svg:y="3.25in" svg:width="1.75in" svg:height="0.75in" draw:id="id79" draw:style-name="a574" draw:name="Freeform 7">
          <svg:title/>
          <svg:desc/>
          <text:p text:style-name="a573" text:class-names="" text:cond-style-name=""><text:span text:style-name="a572" text:class-names="">Schedul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1.875in" svg:y1="2.5in" draw:start-shape="id77" draw:start-glue-point="2" svg:x2="2.375in" svg:y2="3.5in" draw:end-shape="id75" draw:end-glue-point="0" draw:id="id80" draw:style-name="a576" draw:transform="translate(-2.125in -3in) rotate(-1.5708) translate(2.125in 3in)" draw:name="Elbow Connector 8">
          <svg:title/>
          <svg:desc/>
        </draw:connector>
        <draw:connector draw:type="standard" svg:x1="5in" svg:y1="2.125in" draw:start-shape="id77" draw:start-glue-point="2" svg:x2="3.25in" svg:y2="5.125in" draw:end-shape="id73" draw:end-glue-point="0" draw:id="id81" draw:style-name="a578" draw:transform="translate(-4.125in -3.625in) rotate(-4.71239) translate(4.125in 3.625in)" draw:name="Elbow Connector 9">
          <svg:title/>
          <svg:desc/>
        </draw:connector>
        <draw:connector draw:type="standard" svg:x1="4.875in" svg:y1="3.25in" draw:start-shape="id74" draw:start-glue-point="2" svg:x2="4.375in" svg:y2="5.25in" draw:end-shape="id73" draw:end-glue-point="0" draw:id="id82" draw:style-name="a580" draw:transform="translate(-4.625in -4.25in) rotate(-4.71239) translate(4.625in 4.25in)" draw:name="Elbow Connector 10">
          <svg:title/>
          <svg:desc/>
        </draw:connector>
        <draw:connector draw:type="standard" svg:x1="5.375in" svg:y1="4.25in" draw:start-shape="id76" draw:start-glue-point="2" svg:x2="5.875in" svg:y2="4.26389in" draw:end-shape="id73" draw:end-glue-point="0" draw:id="id83" draw:style-name="a582" draw:transform="translate(-5.625in -4.25694in) rotate(-1.5708) translate(5.625in 4.25694in)" draw:name="Elbow Connector 11">
          <svg:title/>
          <svg:desc/>
        </draw:connector>
        <draw:connector draw:type="standard" svg:x1="6.375in" svg:y1="3.25in" draw:start-shape="id78" draw:start-glue-point="2" svg:x2="6.875in" svg:y2="5.25in" draw:end-shape="id73" draw:end-glue-point="0" draw:id="id84" draw:style-name="a584" draw:transform="translate(-6.625in -4.25in) rotate(-1.5708) translate(6.625in 4.25in)" draw:name="Elbow Connector 12">
          <svg:title/>
          <svg:desc/>
        </draw:connector>
        <draw:connector draw:type="standard" svg:x1="7.375in" svg:y1="2.25in" draw:start-shape="id79" draw:start-glue-point="2" svg:x2="7.875in" svg:y2="6.25in" draw:end-shape="id73" draw:end-glue-point="0" draw:id="id85" draw:style-name="a586" draw:transform="translate(-7.625in -4.25in) rotate(-1.5708) translate(7.625in 4.25in)" draw:name="Elbow Connector 13">
          <svg:title/>
          <svg:desc/>
        </draw:connector>
        <draw:connector draw:type="standard" svg:x1="3.5in" svg:y1="2.375in" draw:start-shape="id77" draw:start-glue-point="1" svg:x2="3.625in" svg:y2="3.25in" draw:end-shape="id74" draw:end-glue-point="0" draw:id="id86" draw:style-name="a589" draw:name="Elbow Connector 14">
          <svg:title/>
          <svg:desc/>
        </draw:connector>
        <draw:connector draw:type="standard" svg:x1="3.5in" svg:y1="2.375in" draw:start-shape="id77" draw:start-glue-point="1" svg:x2="9.625in" svg:y2="3.25in" draw:end-shape="id79" draw:end-glue-point="0" draw:id="id87" draw:style-name="a592" draw:name="Elbow Connector 15">
          <svg:title/>
          <svg:desc/>
        </draw:connector>
        <draw:connector draw:type="line" svg:x1="9.25in" svg:y1="1.25in" svg:x2="10.44724in" svg:y2="1.25in" draw:id="id88" draw:style-name="a594" draw:name="Straight Arrow Connector 16">
          <svg:title/>
          <svg:desc/>
        </draw:connector>
        <draw:connector draw:type="line" svg:x1="9.25in" svg:y1="1.75in" svg:x2="10.44724in" svg:y2="1.75in" draw:id="id89" draw:style-name="a597" draw:name="Straight Arrow Connector 17">
          <svg:title/>
          <svg:desc/>
        </draw:connector>
        <draw:frame draw:id="id90" draw:style-name="a600" draw:name="TextBox 18" svg:x="6.01575in" svg:y="1.04646in" svg:width="3.20748in" svg:height="0.37874in">
          <draw:text-box>
            <text:p text:style-name="a599" text:class-names="" text:cond-style-name=""><text:span text:style-name="a598" text:class-names="">Compile-Time Dependency</text:span></text:p>
          </draw:text-box>
          <svg:title/>
          <svg:desc/>
        </draw:frame>
        <draw:frame draw:id="id91" draw:style-name="a603" draw:name="TextBox 19" svg:x="5.54961in" svg:y="1.51299in" svg:width="3.70276in" svg:height="0.37874in">
          <draw:text-box>
            <text:p text:style-name="a602" text:class-names="" text:cond-style-name=""><text:span text:style-name="a601" text:class-names="">Runtime Dependency (optional)</text:span></text:p>
          </draw:text-box>
          <svg:title/>
          <svg:desc/>
        </draw:frame>
        <presentation:notes draw:style-name="a609">
          <draw:frame draw:id="id92" draw:style-name="a606" draw:name="Slide Number Placeholder 6" svg:x="4.81102in" svg:y="10.45in" svg:width="3.68858in" svg:height="0.54961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93" presentation:style-name="a607" draw:name="Slide Image Placeholder 1">
            <svg:title/>
            <svg:desc/>
          </draw:page-thumbnail>
          <draw:frame draw:id="id94" presentation:style-name="a60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610" draw:master-page-name="Master1-Layout7-blank-Blank" presentation:presentation-page-layout-name="Master1-PPL7" draw:id="Slide-257">
        <draw:custom-shape svg:x="0.67908in" svg:y="0.88653in" svg:width="1.75in" svg:height="0.75in" draw:id="id95" draw:style-name="a613" draw:name="Freeform 20">
          <svg:title/>
          <svg:desc/>
          <text:p text:style-name="a612" text:class-names="" text:cond-style-name=""><text:span text:style-name="a611" text:class-names="">Primary Power Sour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7908in" svg:y="2.02482in" svg:width="1.75in" svg:height="0.75in" draw:id="id96" draw:style-name="a616" draw:name="Freeform 21">
          <svg:title/>
          <svg:desc/>
          <text:p text:style-name="a615" text:class-names="" text:cond-style-name=""><text:span text:style-name="a614" text:class-names="">Emergency Power Source 1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68262in" svg:y="3.16312in" svg:width="1.75in" svg:height="0.75in" draw:id="id97" draw:style-name="a619" draw:name="Freeform 22">
          <svg:title/>
          <svg:desc/>
          <text:p text:style-name="a618" text:class-names="" text:cond-style-name=""><text:span text:style-name="a617" text:class-names="">Emergency Power Source 2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 47" draw:id="id98">
          <svg:title/>
          <svg:desc/>
          <draw:custom-shape svg:x="3.47163in" svg:y="2.71631in" svg:width="0.48227in" svg:height="0.47518in" draw:id="id103" draw:style-name="a698" draw:name="Oval 23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7163in" svg:y="2.95213in" svg:width="0.24114in" svg:height="0.23936in" draw:id="id145" draw:style-name="a701" draw:name="Freeform 30">
            <svg:title/>
            <svg:desc/>
            <text:p text:style-name="a700" text:class-names="" text:cond-style-name=""><text:span text:style-name="a699" text:class-names=""/></text:p>
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<draw:equation draw:name="f0" draw:formula="0"/>
              <draw:equation draw:name="f1" draw:formula="233464"/>
              <draw:equation draw:name="f2" draw:formula="246434"/>
              <draw:equation draw:name="f3" draw:formula="162127"/>
              <draw:equation draw:name="f4" draw:formula="90792"/>
              <draw:equation draw:name="f5" draw:formula="?f2 - ?f0"/>
              <draw:equation draw:name="f6" draw:formula="?f1 - ?f0"/>
              <draw:equation draw:name="f7" draw:formula="?f6 / 233464"/>
              <draw:equation draw:name="f8" draw:formula="?f5 / 246434"/>
              <draw:equation draw:name="f9" draw:formula="0 * ?f6"/>
              <draw:equation draw:name="f10" draw:formula="0 * ?f5"/>
              <draw:equation draw:name="f11" draw:formula="162127 * ?f6"/>
              <draw:equation draw:name="f12" draw:formula="90792 * ?f5"/>
              <draw:equation draw:name="f13" draw:formula="233464 * ?f6"/>
              <draw:equation draw:name="f14" draw:formula="246434 * ?f5"/>
              <draw:equation draw:name="f15" draw:formula="?f9 / 233464"/>
              <draw:equation draw:name="f16" draw:formula="?f10 / 246434"/>
              <draw:equation draw:name="f17" draw:formula="?f11 / 233464"/>
              <draw:equation draw:name="f18" draw:formula="?f12 / 246434"/>
              <draw:equation draw:name="f19" draw:formula="?f13 / 233464"/>
              <draw:equation draw:name="f20" draw:formula="?f14 / 246434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8"/>
            </draw:enhanced-geometry>
          </draw:custom-shape>
          <draw:custom-shape svg:width="0.23582in" svg:height="0.23581in" draw:id="id146" draw:style-name="a704" draw:transform="translate(-0.11791in -0.11791in) rotate(-3.14159) translate(3.83067in 2.83422in)" draw:name="Freeform 31">
            <svg:title/>
            <svg:desc/>
            <text:p text:style-name="a703" text:class-names="" text:cond-style-name=""><text:span text:style-name="a702" text:class-names=""/></text:p>
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<draw:equation draw:name="f0" draw:formula="0"/>
              <draw:equation draw:name="f1" draw:formula="233464"/>
              <draw:equation draw:name="f2" draw:formula="246434"/>
              <draw:equation draw:name="f3" draw:formula="162127"/>
              <draw:equation draw:name="f4" draw:formula="90792"/>
              <draw:equation draw:name="f5" draw:formula="?f2 - ?f0"/>
              <draw:equation draw:name="f6" draw:formula="?f1 - ?f0"/>
              <draw:equation draw:name="f7" draw:formula="?f6 / 233464"/>
              <draw:equation draw:name="f8" draw:formula="?f5 / 246434"/>
              <draw:equation draw:name="f9" draw:formula="0 * ?f6"/>
              <draw:equation draw:name="f10" draw:formula="0 * ?f5"/>
              <draw:equation draw:name="f11" draw:formula="162127 * ?f6"/>
              <draw:equation draw:name="f12" draw:formula="90792 * ?f5"/>
              <draw:equation draw:name="f13" draw:formula="233464 * ?f6"/>
              <draw:equation draw:name="f14" draw:formula="246434 * ?f5"/>
              <draw:equation draw:name="f15" draw:formula="?f9 / 233464"/>
              <draw:equation draw:name="f16" draw:formula="?f10 / 246434"/>
              <draw:equation draw:name="f17" draw:formula="?f11 / 233464"/>
              <draw:equation draw:name="f18" draw:formula="?f12 / 246434"/>
              <draw:equation draw:name="f19" draw:formula="?f13 / 233464"/>
              <draw:equation draw:name="f20" draw:formula="?f14 / 246434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8"/>
            </draw:enhanced-geometry>
          </draw:custom-shape>
        </draw:g>
        <draw:g draw:name="Group 50" draw:id="id99">
          <svg:title/>
          <svg:desc/>
          <draw:custom-shape svg:x="2.52305in" svg:y="2.86347in" svg:width="0.64539in" svg:height="0.17731in" draw:id="id102" draw:style-name="a686" draw:name="Rectangle 32">
            <svg:title/>
            <svg:desc/>
            <text:p text:style-name="a685" text:class-names="" text:cond-style-name=""><text:span text:style-name="a6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2.57979in" svg:y1="2.79432in" svg:x2="2.57979in" svg:y2="3.09752in" draw:id="id136" draw:style-name="a687" draw:name="Straight Connector 34">
            <svg:title/>
            <svg:desc/>
          </draw:connector>
          <draw:connector draw:type="line" svg:x1="2.64716in" svg:y1="2.79787in" svg:x2="2.64716in" svg:y2="3.10106in" draw:id="id137" draw:style-name="a688" draw:name="Straight Connector 35">
            <svg:title/>
            <svg:desc/>
          </draw:connector>
          <draw:connector draw:type="line" svg:x1="2.71099in" svg:y1="2.79432in" svg:x2="2.71099in" svg:y2="3.09752in" draw:id="id138" draw:style-name="a689" draw:name="Straight Connector 36">
            <svg:title/>
            <svg:desc/>
          </draw:connector>
          <draw:connector draw:type="line" svg:x1="2.77482in" svg:y1="2.79432in" svg:x2="2.77482in" svg:y2="3.09752in" draw:id="id139" draw:style-name="a690" draw:name="Straight Connector 37">
            <svg:title/>
            <svg:desc/>
          </draw:connector>
          <draw:connector draw:type="line" svg:x1="2.8422in" svg:y1="2.79787in" svg:x2="2.8422in" svg:y2="3.10106in" draw:id="id140" draw:style-name="a691" draw:name="Straight Connector 38">
            <svg:title/>
            <svg:desc/>
          </draw:connector>
          <draw:connector draw:type="line" svg:x1="2.90603in" svg:y1="2.79432in" svg:x2="2.90603in" svg:y2="3.09752in" draw:id="id141" draw:style-name="a692" draw:name="Straight Connector 39">
            <svg:title/>
            <svg:desc/>
          </draw:connector>
          <draw:connector draw:type="line" svg:x1="2.9734in" svg:y1="2.79787in" svg:x2="2.9734in" svg:y2="3.10106in" draw:id="id142" draw:style-name="a693" draw:name="Straight Connector 40">
            <svg:title/>
            <svg:desc/>
          </draw:connector>
          <draw:connector draw:type="line" svg:x1="3.04078in" svg:y1="2.80142in" svg:x2="3.04078in" svg:y2="3.10461in" draw:id="id143" draw:style-name="a694" draw:name="Straight Connector 41">
            <svg:title/>
            <svg:desc/>
          </draw:connector>
          <draw:connector draw:type="line" svg:x1="3.10461in" svg:y1="2.79787in" svg:x2="3.10461in" svg:y2="3.10106in" draw:id="id144" draw:style-name="a695" draw:name="Straight Connector 42">
            <svg:title/>
            <svg:desc/>
          </draw:connector>
        </draw:g>
        <draw:custom-shape svg:x="2.42908in" svg:y="2.30497in" svg:width="0.18794in" svg:height="0.25532in" draw:id="id100" draw:style-name="a622" draw:name="Rectangle 45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2908in" svg:y="3.42553in" svg:width="0.18794in" svg:height="0.25532in" draw:id="id101" draw:style-name="a625" draw:name="Rectangle 46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16844in" svg:y1="2.95212in" draw:start-shape="id102" draw:start-glue-point="1" svg:x2="3.47163in" svg:y2="2.9539in" draw:end-shape="id103" draw:end-glue-point="3" draw:id="id104" draw:style-name="a626" draw:name="Straight Connector 49">
          <svg:title/>
          <svg:desc/>
        </draw:connector>
        <draw:connector draw:type="standard" svg:x1="2.61702in" svg:y1="3.55319in" draw:start-shape="id101" draw:start-glue-point="1" svg:x2="3.71276in" svg:y2="3.19149in" draw:end-shape="id103" draw:end-glue-point="2" draw:id="id105" draw:style-name="a627" draw:name="Elbow Connector 54">
          <svg:title/>
          <svg:desc/>
        </draw:connector>
        <draw:connector draw:type="standard" svg:x1="2.61702in" svg:y1="2.43263in" draw:start-shape="id100" draw:start-glue-point="1" svg:x2="3.71276in" svg:y2="2.71631in" draw:end-shape="id103" draw:end-glue-point="0" draw:id="id106" draw:style-name="a628" draw:name="Elbow Connector 55">
          <svg:title/>
          <svg:desc/>
        </draw:connector>
        <draw:custom-shape svg:x="2.42908in" svg:y="1.13386in" svg:width="0.18794in" svg:height="0.25532in" draw:id="id107" draw:style-name="a631" draw:name="Rectangle 58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634" draw:name="TextBox 73" svg:x="0.60993in" svg:y="0.5836in" svg:width="1.00303in" svg:height="0.30293in">
          <draw:text-box>
            <text:p text:style-name="a633" text:class-names="" text:cond-style-name=""><text:span text:style-name="a632" text:class-names="">PPS1.Status</text:span></text:p>
          </draw:text-box>
          <svg:title/>
          <svg:desc/>
        </draw:frame>
        <draw:frame draw:id="id109" draw:style-name="a637" draw:name="TextBox 74" svg:x="0.60993in" svg:y="1.72189in" svg:width="0.99778in" svg:height="0.30293in">
          <draw:text-box>
            <text:p text:style-name="a636" text:class-names="" text:cond-style-name=""><text:span text:style-name="a635" text:class-names="">EPS1.Status</text:span></text:p>
          </draw:text-box>
          <svg:title/>
          <svg:desc/>
        </draw:frame>
        <draw:frame draw:id="id110" draw:style-name="a640" draw:name="TextBox 75" svg:x="0.57847in" svg:y="2.86019in" svg:width="0.99778in" svg:height="0.30293in">
          <draw:text-box>
            <text:p text:style-name="a639" text:class-names="" text:cond-style-name=""><text:span text:style-name="a638" text:class-names="">EPS2.Status</text:span></text:p>
          </draw:text-box>
          <svg:title/>
          <svg:desc/>
        </draw:frame>
        <draw:frame draw:id="id111" draw:style-name="a643" draw:name="TextBox 76" svg:x="2.40451in" svg:y="0.8507in" svg:width="1.0679in" svg:height="0.30293in">
          <draw:text-box>
            <text:p text:style-name="a642" text:class-names="" text:cond-style-name=""><text:span text:style-name="a641" text:class-names="">PPS1.Output</text:span></text:p>
          </draw:text-box>
          <svg:title/>
          <svg:desc/>
        </draw:frame>
        <draw:frame draw:id="id112" draw:style-name="a646" draw:name="TextBox 77" svg:x="2.40018in" svg:y="2.00203in" svg:width="1.06264in" svg:height="0.30293in">
          <draw:text-box>
            <text:p text:style-name="a645" text:class-names="" text:cond-style-name=""><text:span text:style-name="a644" text:class-names="">EPS1.Output</text:span></text:p>
          </draw:text-box>
          <svg:title/>
          <svg:desc/>
        </draw:frame>
        <draw:frame draw:id="id113" draw:style-name="a649" draw:name="TextBox 78" svg:x="2.38358in" svg:y="3.13121in" svg:width="1.06264in" svg:height="0.30293in">
          <draw:text-box>
            <text:p text:style-name="a648" text:class-names="" text:cond-style-name=""><text:span text:style-name="a647" text:class-names="">EPS2.Output</text:span></text:p>
          </draw:text-box>
          <svg:title/>
          <svg:desc/>
        </draw:frame>
        <draw:frame draw:id="id114" draw:style-name="a652" draw:name="TextBox 79" svg:x="3.7494in" svg:y="3.10614in" svg:width="1.32938in" svg:height="0.30293in">
          <draw:text-box>
            <text:p text:style-name="a651" text:class-names="" text:cond-style-name=""><text:span text:style-name="a650" text:class-names="">Switch1.Position</text:span></text:p>
          </draw:text-box>
          <svg:title/>
          <svg:desc/>
        </draw:frame>
        <draw:g draw:name="Group 85" draw:id="id115">
          <svg:title/>
          <svg:desc/>
          <draw:custom-shape svg:x="4.53382in" svg:y="1.63577in" svg:width="0.48227in" svg:height="0.47518in" draw:id="id121" draw:style-name="a677" draw:name="Oval 86">
            <svg:title/>
            <svg:desc/>
            <text:p text:style-name="a676" text:class-names="" text:cond-style-name=""><text:span text:style-name="a6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53382in" svg:y="1.87158in" svg:width="0.24114in" svg:height="0.23936in" draw:id="id135" draw:style-name="a680" draw:name="Freeform 87">
            <svg:title/>
            <svg:desc/>
            <text:p text:style-name="a679" text:class-names="" text:cond-style-name=""><text:span text:style-name="a678" text:class-names=""/></text:p>
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<draw:equation draw:name="f0" draw:formula="0"/>
              <draw:equation draw:name="f1" draw:formula="233464"/>
              <draw:equation draw:name="f2" draw:formula="246434"/>
              <draw:equation draw:name="f3" draw:formula="162127"/>
              <draw:equation draw:name="f4" draw:formula="90792"/>
              <draw:equation draw:name="f5" draw:formula="?f2 - ?f0"/>
              <draw:equation draw:name="f6" draw:formula="?f1 - ?f0"/>
              <draw:equation draw:name="f7" draw:formula="?f6 / 233464"/>
              <draw:equation draw:name="f8" draw:formula="?f5 / 246434"/>
              <draw:equation draw:name="f9" draw:formula="0 * ?f6"/>
              <draw:equation draw:name="f10" draw:formula="0 * ?f5"/>
              <draw:equation draw:name="f11" draw:formula="162127 * ?f6"/>
              <draw:equation draw:name="f12" draw:formula="90792 * ?f5"/>
              <draw:equation draw:name="f13" draw:formula="233464 * ?f6"/>
              <draw:equation draw:name="f14" draw:formula="246434 * ?f5"/>
              <draw:equation draw:name="f15" draw:formula="?f9 / 233464"/>
              <draw:equation draw:name="f16" draw:formula="?f10 / 246434"/>
              <draw:equation draw:name="f17" draw:formula="?f11 / 233464"/>
              <draw:equation draw:name="f18" draw:formula="?f12 / 246434"/>
              <draw:equation draw:name="f19" draw:formula="?f13 / 233464"/>
              <draw:equation draw:name="f20" draw:formula="?f14 / 246434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8"/>
            </draw:enhanced-geometry>
          </draw:custom-shape>
          <draw:custom-shape svg:width="0.24114in" svg:height="0.25532in" draw:id="id118" draw:style-name="a683" draw:transform="translate(-0.12057in -0.12766in) rotate(-3.14159) translate(4.89552in 1.76343in)" draw:name="Freeform 88">
            <svg:title/>
            <svg:desc/>
            <text:p text:style-name="a682" text:class-names="" text:cond-style-name=""><text:span text:style-name="a681" text:class-names=""/></text:p>
            <draw:enhanced-geometry xmlns:dr3d="urn:oasis:names:tc:opendocument:xmlns:dr3d:1.0" draw:type="non-primitive" svg:viewBox="0 0 233464 246434" draw:enhanced-path="M ?f0 ?f0 L ?f3 ?f4 ?f3 ?f4 ?f1 ?f2 N" draw:text-areas="?f21 ?f23 ?f22 ?f24" draw:glue-points="?f25 ?f26 ?f27 ?f28 ?f27 ?f28 ?f29 ?f30" draw:glue-point-leaving-directions="-90, -90, -90, -90">
              <draw:equation draw:name="f0" draw:formula="0"/>
              <draw:equation draw:name="f1" draw:formula="233464"/>
              <draw:equation draw:name="f2" draw:formula="246434"/>
              <draw:equation draw:name="f3" draw:formula="162127"/>
              <draw:equation draw:name="f4" draw:formula="90792"/>
              <draw:equation draw:name="f5" draw:formula="?f2 - ?f0"/>
              <draw:equation draw:name="f6" draw:formula="?f1 - ?f0"/>
              <draw:equation draw:name="f7" draw:formula="?f6 / 233464"/>
              <draw:equation draw:name="f8" draw:formula="?f5 / 246434"/>
              <draw:equation draw:name="f9" draw:formula="0 * ?f6"/>
              <draw:equation draw:name="f10" draw:formula="0 * ?f5"/>
              <draw:equation draw:name="f11" draw:formula="162127 * ?f6"/>
              <draw:equation draw:name="f12" draw:formula="90792 * ?f5"/>
              <draw:equation draw:name="f13" draw:formula="233464 * ?f6"/>
              <draw:equation draw:name="f14" draw:formula="246434 * ?f5"/>
              <draw:equation draw:name="f15" draw:formula="?f9 / 233464"/>
              <draw:equation draw:name="f16" draw:formula="?f10 / 246434"/>
              <draw:equation draw:name="f17" draw:formula="?f11 / 233464"/>
              <draw:equation draw:name="f18" draw:formula="?f12 / 246434"/>
              <draw:equation draw:name="f19" draw:formula="?f13 / 233464"/>
              <draw:equation draw:name="f20" draw:formula="?f14 / 246434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8"/>
            </draw:enhanced-geometry>
          </draw:custom-shape>
        </draw:g>
        <draw:g draw:name="Group 89" draw:id="id116">
          <svg:title/>
          <svg:desc/>
          <draw:custom-shape svg:x="3.6312in" svg:y="1.78369in" svg:width="0.64539in" svg:height="0.17731in" draw:id="id125" draw:style-name="a665" draw:name="Rectangle 90">
            <svg:title/>
            <svg:desc/>
            <text:p text:style-name="a664" text:class-names="" text:cond-style-name=""><text:span text:style-name="a6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68794in" svg:y1="1.71454in" svg:x2="3.68794in" svg:y2="2.01773in" draw:id="id126" draw:style-name="a666" draw:name="Straight Connector 91">
            <svg:title/>
            <svg:desc/>
          </draw:connector>
          <draw:connector draw:type="line" svg:x1="3.75532in" svg:y1="1.71809in" svg:x2="3.75532in" svg:y2="2.02128in" draw:id="id127" draw:style-name="a667" draw:name="Straight Connector 92">
            <svg:title/>
            <svg:desc/>
          </draw:connector>
          <draw:connector draw:type="line" svg:x1="3.81915in" svg:y1="1.71454in" svg:x2="3.81915in" svg:y2="2.01773in" draw:id="id128" draw:style-name="a668" draw:name="Straight Connector 93">
            <svg:title/>
            <svg:desc/>
          </draw:connector>
          <draw:connector draw:type="line" svg:x1="3.88298in" svg:y1="1.71454in" svg:x2="3.88298in" svg:y2="2.01773in" draw:id="id129" draw:style-name="a669" draw:name="Straight Connector 94">
            <svg:title/>
            <svg:desc/>
          </draw:connector>
          <draw:connector draw:type="line" svg:x1="3.95035in" svg:y1="1.71809in" svg:x2="3.95035in" svg:y2="2.02128in" draw:id="id130" draw:style-name="a670" draw:name="Straight Connector 95">
            <svg:title/>
            <svg:desc/>
          </draw:connector>
          <draw:connector draw:type="line" svg:x1="4.01418in" svg:y1="1.71454in" svg:x2="4.01418in" svg:y2="2.01773in" draw:id="id131" draw:style-name="a671" draw:name="Straight Connector 96">
            <svg:title/>
            <svg:desc/>
          </draw:connector>
          <draw:connector draw:type="line" svg:x1="4.08156in" svg:y1="1.71809in" svg:x2="4.08156in" svg:y2="2.02128in" draw:id="id132" draw:style-name="a672" draw:name="Straight Connector 97">
            <svg:title/>
            <svg:desc/>
          </draw:connector>
          <draw:connector draw:type="line" svg:x1="4.14893in" svg:y1="1.72163in" svg:x2="4.14893in" svg:y2="2.02482in" draw:id="id133" draw:style-name="a673" draw:name="Straight Connector 98">
            <svg:title/>
            <svg:desc/>
          </draw:connector>
          <draw:connector draw:type="line" svg:x1="4.21276in" svg:y1="1.71809in" svg:x2="4.21276in" svg:y2="2.02128in" draw:id="id134" draw:style-name="a674" draw:name="Straight Connector 99">
            <svg:title/>
            <svg:desc/>
          </draw:connector>
        </draw:g>
        <draw:frame draw:id="id117" draw:style-name="a655" draw:name="TextBox 100" svg:x="4.90287in" svg:y="1.97102in" svg:width="1.32938in" svg:height="0.30293in">
          <draw:text-box>
            <text:p text:style-name="a654" text:class-names="" text:cond-style-name=""><text:span text:style-name="a653" text:class-names="">Switch2.Position</text:span></text:p>
          </draw:text-box>
          <svg:title/>
          <svg:desc/>
        </draw:frame>
        <draw:connector draw:type="line" svg:x1="5.01609in" svg:y1="1.89109in" draw:start-shape="id118" draw:start-glue-point="4" svg:x2="6.215in" svg:y2="1.89108in" draw:end-shape="id119" draw:end-glue-point="3" draw:id="id120" draw:style-name="a656" draw:name="Straight Connector 101">
          <svg:title/>
          <svg:desc/>
        </draw:connector>
        <draw:connector draw:type="standard" svg:x1="3.9539in" svg:y1="2.9539in" draw:start-shape="id103" draw:start-glue-point="1" svg:x2="4.77496in" svg:y2="2.11095in" draw:end-shape="id121" draw:end-glue-point="2" draw:id="id122" draw:style-name="a657" draw:name="Elbow Connector 105">
          <svg:title/>
          <svg:desc/>
        </draw:connector>
        <draw:connector draw:type="standard" svg:x1="2.61702in" svg:y1="1.26152in" draw:start-shape="id107" draw:start-glue-point="1" svg:x2="4.77496in" svg:y2="1.63577in" draw:end-shape="id121" draw:end-glue-point="0" draw:id="id123" draw:style-name="a658" draw:name="Elbow Connector 109">
          <svg:title/>
          <svg:desc/>
        </draw:connector>
        <draw:connector draw:type="line" svg:x1="4.27659in" svg:y1="1.87323in" svg:x2="4.53382in" svg:y2="1.87336in" draw:end-shape="id121" draw:end-glue-point="3" draw:id="id124" draw:style-name="a659" draw:name="Straight Connector 110">
          <svg:title/>
          <svg:desc/>
        </draw:connector>
        <draw:custom-shape svg:x="6.215in" svg:y="1.09986in" svg:width="1.10297in" svg:height="1.58245in" draw:id="id119" draw:style-name="a662" draw:name="Rounded Rectangle 112">
          <svg:title/>
          <svg:desc/>
          <text:p text:style-name="a661" text:class-names="" text:cond-style-name=""><text:span text:style-name="a660" text:class-names="">Devi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710">
          <draw:frame draw:id="id147" draw:style-name="a707" draw:name="Slide Number Placeholder 6" svg:x="4.81102in" svg:y="10.45in" svg:width="3.68858in" svg:height="0.54961in">
            <draw:text-box>
              <text:p text:style-name="a706" text:class-names="" text:cond-style-name=""><text:span text:style-name="a70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148" presentation:style-name="a708" draw:name="Slide Image Placeholder 1">
            <svg:title/>
            <svg:desc/>
          </draw:page-thumbnail>
          <draw:frame draw:id="id149" presentation:style-name="a70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585" svg:viewBox="0 0 20 30" svg:d="m10 0-10 30h20z"/>
    <draw:marker draw:name="a591" svg:viewBox="0 0 20 30" svg:d="m10 0-10 30h20z"/>
    <draw:marker draw:name="a575" svg:viewBox="0 0 20 30" svg:d="m10 0-10 30h20z"/>
    <draw:marker draw:name="a581" svg:viewBox="0 0 20 30" svg:d="m10 0-10 30h20z"/>
    <draw:marker draw:name="a593" svg:viewBox="0 0 20 30" svg:d="m10 0-10 30h20z"/>
    <draw:marker draw:name="a588" svg:viewBox="0 0 20 30" svg:d="m10 0-10 30h20z"/>
    <draw:marker draw:name="a577" svg:viewBox="0 0 20 30" svg:d="m10 0-10 30h20z"/>
    <draw:marker draw:name="a583" svg:viewBox="0 0 20 30" svg:d="m10 0-10 30h20z"/>
    <draw:marker draw:name="a579" svg:viewBox="0 0 20 30" svg:d="m10 0-10 30h20z"/>
    <draw:marker draw:name="a596" svg:viewBox="0 0 20 30" svg:d="m10 0-10 30h20z"/>
    <draw:stroke-dash draw:name="a590" draw:style="rect" draw:dots1="1" draw:dots1-length="0in" draw:distance="0in"/>
    <draw:stroke-dash draw:name="a587" draw:style="rect" draw:dots1="1" draw:dots1-length="0in" draw:distance="0in"/>
    <draw:stroke-dash draw:name="a595" draw:style="rect" draw:dots1="1" draw:dots1-length="0in" draw:distance="0in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Droid Sans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58346in" svg:y="0.83583in" svg:width="7.33228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58346in" svg:y="0.83583in" svg:width="7.33228in" svg:height="4.12441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58346in" svg:y="0.83583in" svg:width="7.33228in" svg:height="4.12441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5in" svg:y="5.2248in" svg:width="6.79961in" svg:height="4.94961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68858in" svg:height="0.54961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81102in" svg:y="0in" svg:width="3.68858in" svg:height="0.54961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0.45in" svg:width="3.68858in" svg:height="0.54961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81102in" svg:y="10.45in" svg:width="3.68858in" svg:height="0.54961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58346in" svg:y="0.83583in" svg:width="7.33228in" svg:height="4.12441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5in" svg:y="5.2248in" svg:width="6.79961in" svg:height="4.94961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68858in" svg:height="0.54961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81102in" svg:y="0in" svg:width="3.68858in" svg:height="0.54961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0.45in" svg:width="3.68858in" svg:height="0.54961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81102in" svg:y="10.45in" svg:width="3.68858in" svg:height="0.54961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58346in" svg:y="0.83583in" svg:width="7.33228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58346in" svg:y="0.83583in" svg:width="7.33228in" svg:height="4.12441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5in" svg:y="5.2248in" svg:width="6.79961in" svg:height="4.94961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68858in" svg:height="0.54961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81102in" svg:y="0in" svg:width="3.68858in" svg:height="0.54961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0.45in" svg:width="3.68858in" svg:height="0.54961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81102in" svg:y="10.45in" svg:width="3.68858in" svg:height="0.54961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58346in" svg:y="0.83583in" svg:width="7.33228in" svg:height="4.12441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5in" svg:y="5.2248in" svg:width="6.79961in" svg:height="4.94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68858in" svg:height="0.54961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81102in" svg:y="0in" svg:width="3.68858in" svg:height="0.54961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0.45in" svg:width="3.68858in" svg:height="0.54961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81102in" svg:y="10.45in" svg:width="3.68858in" svg:height="0.54961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58346in" svg:y="0.83583in" svg:width="7.33228in" svg:height="4.12441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5in" svg:y="5.2248in" svg:width="6.79961in" svg:height="4.94961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68858in" svg:height="0.54961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81102in" svg:y="0in" svg:width="3.68858in" svg:height="0.54961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0.45in" svg:width="3.68858in" svg:height="0.54961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81102in" svg:y="10.45in" svg:width="3.68858in" svg:height="0.54961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58346in" svg:y="0.83583in" svg:width="7.33228in" svg:height="4.12441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5in" svg:y="5.2248in" svg:width="6.79961in" svg:height="4.94961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68858in" svg:height="0.54961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81102in" svg:y="0in" svg:width="3.68858in" svg:height="0.54961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0.45in" svg:width="3.68858in" svg:height="0.54961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81102in" svg:y="10.45in" svg:width="3.68858in" svg:height="0.54961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58346in" svg:y="0.83583in" svg:width="7.33228in" svg:height="4.12441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5in" svg:y="5.2248in" svg:width="6.79961in" svg:height="4.94961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68858in" svg:height="0.54961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81102in" svg:y="0in" svg:width="3.68858in" svg:height="0.54961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0.45in" svg:width="3.68858in" svg:height="0.54961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81102in" svg:y="10.45in" svg:width="3.68858in" svg:height="0.54961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58346in" svg:y="0.83583in" svg:width="7.33228in" svg:height="4.12441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58346in" svg:y="0.83583in" svg:width="7.33228in" svg:height="4.12441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5in" svg:y="5.2248in" svg:width="6.79961in" svg:height="4.94961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68858in" svg:height="0.54961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81102in" svg:y="0in" svg:width="3.68858in" svg:height="0.54961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0.45in" svg:width="3.68858in" svg:height="0.54961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81102in" svg:y="10.45in" svg:width="3.68858in" svg:height="0.54961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68858in" svg:height="0.54961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81102in" svg:y="0in" svg:width="3.68858in" svg:height="0.54961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0.45in" svg:width="3.68858in" svg:height="0.5496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81102in" svg:y="10.45in" svg:width="3.68858in" svg:height="0.5496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Dario Lucia</dc:creator>
    <meta:creation-date>2023-06-23T19:22:13Z</meta:creation-date>
    <dc:date>2023-07-14T09:22:02Z</dc:date>
    <meta:editing-cycles>5</meta:editing-cycles>
    <meta:editing-duration>PT30634S</meta:editing-duration>
    <meta:document-statistic meta:paragraph-count="23" meta:word-count="53"/>
  </office:meta>
</office:document-meta>
</file>